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 Pani ufność nasza,</text:span><text:span text:style-name="T1"><text:line-break/></text:span><text:span text:style-name="T1">W modlitwy Twej obronie.</text:span><text:span text:style-name="T1"><text:line-break/></text:span><text:span text:style-name="T1">Chroń nas, chroń nas,</text:span><text:span text:style-name="T1"><text:line-break/></text:span><text:span text:style-name="T1">królowo pokoj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03:40</meta:creation-date>
    <dc:creator>Rafał Talacha</dc:creator>
    <dc:date>2009-01-27T10:58:52</dc:date>
    <dc:language>pl-PL</dc:language>
    <meta:editing-cycles>3</meta:editing-cycles>
    <meta:editing-duration>PT4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